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restPreferences.createFieldEdi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restPreferences.ForrestP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restPreferences.init( IWorkbench workbe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